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FreeSerif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 style:font-name="Free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0" table:default-cell-style-name="ce1"/>
        <table:table-column table:style-name="co11" table:number-columns-repeated="1009" table:default-cell-style-name="ce1"/>
        <table:table-column table:style-name="co11" table:number-columns-repeated="3" table:default-cell-style-name="ce3"/>
        <table:table-row table:style-name="ro1">
          <table:table-cell table:style-name="ce4" office:value-type="string" calcext:value-type="string" table:number-columns-spanned="2" table:number-rows-spanned="3">
            <text:p>Method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DOMINANT</text:p>
          </table:table-cell>
          <table:covered-table-cell table:style-name="ce7"/>
          <table:covered-table-cell table:number-columns-repeated="2" table:style-name="ce4"/>
          <table:table-cell table:style-name="ce4" office:value-type="string" calcext:value-type="string" table:number-columns-spanned="4" table:number-rows-spanned="1">
            <text:p>GCNEnDe</text:p>
          </table:table-cell>
          <table:covered-table-cell table:number-columns-repeated="3" table:style-name="ce4"/>
          <table:table-cell table:number-columns-repeated="1014"/>
        </table:table-row>
        <table:table-row table:style-name="ro1">
          <table:covered-table-cell table:number-columns-repeated="2" table:style-name="ce4"/>
          <table:table-cell office:value-type="string" calcext:value-type="string">
            <text:p>High zones</text:p>
          </table:table-cell>
          <table:table-cell office:value-type="string" calcext:value-type="string">
            <text:p>Middle zones</text:p>
          </table:table-cell>
          <table:table-cell office:value-type="string" calcext:value-type="string">
            <text:p>Low zones</text:p>
          </table:table-cell>
          <table:table-cell office:value-type="string" calcext:value-type="string">
            <text:p>Shuffle</text:p>
          </table:table-cell>
          <table:table-cell office:value-type="string" calcext:value-type="string">
            <text:p>Shuffle, layer = 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huffle, layer = 4</text:p>
          </table:table-cell>
          <table:table-cell office:value-type="string" calcext:value-type="string">
            <text:p>Shuffle, layer = 3</text:p>
          </table:table-cell>
          <table:table-cell office:value-type="string" calcext:value-type="string">
            <text:p>Shuffle, layer = 1</text:p>
          </table:table-cell>
          <table:table-cell table:number-columns-repeated="1012"/>
        </table:table-row>
        <table:table-row table:style-name="ro1">
          <table:covered-table-cell table:number-columns-repeated="2" table:style-name="ce4"/>
          <table:table-cell table:number-columns-repeated="3" office:value-type="string" calcext:value-type="string">
            <text:p>Average</text:p>
          </table:table-cell>
          <table:table-cell office:value-type="string" calcext:value-type="string">
            <text:p>av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pick maximum distance candidate</text:p>
          </table:table-cell>
          <table:table-cell office:value-type="string" calcext:value-type="string">
            <text:p>N = 50, k = 20</text:p>
          </table:table-cell>
          <table:table-cell office:value-type="float" office:value="0.953941371158392" calcext:value-type="float">
            <text:p>0.953941371158392</text:p>
          </table:table-cell>
          <table:table-cell office:value-type="float" office:value="0.824397919621749" calcext:value-type="float">
            <text:p>0.824397919621749</text:p>
          </table:table-cell>
          <table:table-cell office:value-type="float" office:value="0.937081312612305" calcext:value-type="float">
            <text:p>0.937081312612305</text:p>
          </table:table-cell>
          <table:table-cell office:value-type="float" office:value="0.89011561646301" calcext:value-type="float">
            <text:p>0.89011561646301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N = 100, k = 50</text:p>
          </table:table-cell>
          <table:table-cell office:value-type="float" office:value="0.973680555555556" calcext:value-type="float">
            <text:p>0.973680555555556</text:p>
          </table:table-cell>
          <table:table-cell office:value-type="float" office:value="0.817430252525252" calcext:value-type="float">
            <text:p>0.817430252525252</text:p>
          </table:table-cell>
          <table:table-cell office:value-type="float" office:value="0.931565803749088" calcext:value-type="float">
            <text:p>0.931565803749088</text:p>
          </table:table-cell>
          <table:table-cell office:value-type="float" office:value="0.752253961068485" calcext:value-type="float">
            <text:p>0.752253961068485</text:p>
          </table:table-cell>
          <table:table-cell table:style-name="ce8" office:value-type="float" office:value="0.859671739130435" calcext:value-type="float">
            <text:p>0.859671739130435</text:p>
          </table:table-cell>
          <table:table-cell table:number-columns-repeated="1017"/>
        </table:table-row>
        <table:table-row table:style-name="ro3">
          <table:covered-table-cell table:style-name="ce4"/>
          <table:table-cell office:value-type="string" calcext:value-type="string">
            <text:p>N = 200, k = 100</text:p>
          </table:table-cell>
          <table:table-cell office:value-type="float" office:value="0.861739130434783" calcext:value-type="float">
            <text:p>0.861739130434783</text:p>
          </table:table-cell>
          <table:table-cell office:value-type="float" office:value="0.730638164251208" calcext:value-type="float">
            <text:p>0.730638164251208</text:p>
          </table:table-cell>
          <table:table-cell office:value-type="float" office:value="0.757153217523094" calcext:value-type="float">
            <text:p>0.757153217523094</text:p>
          </table:table-cell>
          <table:table-cell office:value-type="float" office:value="0.881778073789903" calcext:value-type="float">
            <text:p>0.88177807378990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4">
            <text:p>manually scaling</text:p>
          </table:table-cell>
          <table:table-cell office:value-type="string" calcext:value-type="string">
            <text:p>N = 100, scale = 0.5</text:p>
          </table:table-cell>
          <table:table-cell office:value-type="float" office:value="0.996184541062802" calcext:value-type="float">
            <text:p>0.996184541062802</text:p>
          </table:table-cell>
          <table:table-cell office:value-type="float" office:value="0.785589371980676" calcext:value-type="float">
            <text:p>0.785589371980676</text:p>
          </table:table-cell>
          <table:table-cell office:value-type="float" office:value="0.973787329033693" calcext:value-type="float">
            <text:p>0.973787329033693</text:p>
          </table:table-cell>
          <table:table-cell office:value-type="float" office:value="0.827494182911812" calcext:value-type="float">
            <text:p>0.827494182911812</text:p>
          </table:table-cell>
          <table:table-cell table:number-columns-repeated="1018"/>
        </table:table-row>
        <table:table-row table:style-name="ro1">
          <table:covered-table-cell table:style-name="ce4"/>
          <table:table-cell office:value-type="string" calcext:value-type="string">
            <text:p>N = 100, scale = 2</text:p>
          </table:table-cell>
          <table:table-cell office:value-type="float" office:value="0.998955555555555" calcext:value-type="float">
            <text:p>0.998955555555555</text:p>
          </table:table-cell>
          <table:table-cell office:value-type="float" office:value="0.814243574879227" calcext:value-type="float">
            <text:p>0.814243574879227</text:p>
          </table:table-cell>
          <table:table-cell office:value-type="float" office:value="0.981965781204311" calcext:value-type="float">
            <text:p>0.981965781204311</text:p>
          </table:table-cell>
          <table:table-cell office:value-type="float" office:value="0.858528139386189" calcext:value-type="float">
            <text:p>0.858528139386189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N = 100, scale <text:s/>= 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0093652173913" calcext:value-type="float">
            <text:p>0.90093652173913</text:p>
          </table:table-cell>
          <table:table-cell table:style-name="ce8" office:value-type="float" office:value="0.986982173913044" calcext:value-type="float">
            <text:p>0.986982173913044</text:p>
          </table:table-cell>
          <table:table-cell office:value-type="float" office:value="0.990364492753623" calcext:value-type="float">
            <text:p>0.990364492753623</text:p>
          </table:table-cell>
          <table:table-cell office:value-type="float" office:value="0.981567391304348" calcext:value-type="float">
            <text:p>0.981567391304348</text:p>
          </table:table-cell>
          <table:table-cell office:value-type="float" office:value="0.998886086956522" calcext:value-type="float">
            <text:p>0.998886086956522</text:p>
          </table:table-cell>
          <table:table-cell office:value-type="float" office:value="0.959876956521739" calcext:value-type="float">
            <text:p>0.959876956521739</text:p>
          </table:table-cell>
          <table:table-cell office:value-type="float" office:value="0.999995652173913" calcext:value-type="float">
            <text:p>0.999995652173913</text:p>
          </table:table-cell>
          <table:table-cell table:number-columns-repeated="1012"/>
        </table:table-row>
        <table:table-row table:style-name="ro1">
          <table:covered-table-cell table:style-name="ce4"/>
          <table:table-cell office:value-type="string" calcext:value-type="string">
            <text:p>N = 100, scale = 6</text:p>
          </table:table-cell>
          <table:table-cell office:value-type="float" office:value="0.998417874396135" calcext:value-type="float">
            <text:p>0.998417874396135</text:p>
          </table:table-cell>
          <table:table-cell office:value-type="float" office:value="0.905671787439614" calcext:value-type="float">
            <text:p>0.905671787439614</text:p>
          </table:table-cell>
          <table:table-cell office:value-type="float" office:value="0.99984763705104" calcext:value-type="float">
            <text:p>0.99984763705104</text:p>
          </table:table-cell>
          <table:table-cell office:value-type="float" office:value="0.781409941981624" calcext:value-type="float">
            <text:p>0.781409941981624</text:p>
          </table:table-cell>
          <table:table-cell table:number-columns-repeated="1018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1:56:20.831929278</meta:creation-date>
    <dc:date>2023-10-26T13:37:01.195571846</dc:date>
    <meta:editing-duration>PT1H52M53S</meta:editing-duration>
    <meta:editing-cycles>5</meta:editing-cycles>
    <meta:generator>LibreOffice/7.3.7.2$Linux_X86_64 LibreOffice_project/30$Build-2</meta:generator>
    <meta:document-statistic meta:table-count="1" meta:cell-count="59" meta:object-count="0"/>
  </office:meta>
</office:document-meta>
</file>